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605cm" svg:height="10.16cm" svg:x="3.54cm" svg:y="2.905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Git:Blit Serv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335cm" svg:height="1.27cm" svg:x="4.175cm" svg:y="8.855cm">
          <text:p text:style-name="P1">Jett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54cm" svg:height="1.27cm" svg:x="14.97cm" svg:y="5.445cm">
          <text:p text:style-name="P1">JG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0.16cm" svg:height="1.27cm" svg:x="4.175cm" svg:y="5.445cm">
          <text:p text:style-name="P1">Wick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27cm" svg:x="4.175cm" svg:y="7.15cm">
          <text:p text:style-name="P2"><text:span text:style-name="T1">MarkdownPap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68cm" svg:height="1.27cm" svg:x="12.83cm" svg:y="7.15cm">
          <text:p text:style-name="P2"><text:span text:style-name="T1">google-code-prettif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81cm" svg:height="1.27cm" svg:x="8.52cm" svg:y="7.15cm">
          <text:p text:style-name="P2"><text:span text:style-name="T1">WicketStuff</text:span></text:p>
          <text:p text:style-name="P2"><text:span text:style-name="T1">GoogleCha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335cm" svg:height="1.27cm" svg:x="4.175cm" svg:y="3.74cm">
          <text:p text:style-name="P1">Git:Blit Webap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335cm" svg:height="1.27cm" svg:x="4.175cm" svg:y="10.525cm">
          <text:p text:style-name="P1">JCommand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ames Moger</meta:initial-creator>
    <meta:creation-date>2011-04-22T08:41:44.73</meta:creation-date>
    <dc:date>2011-04-22T09:47:20.42</dc:date>
    <dc:creator>James Moger</dc:creator>
    <meta:editing-duration>PT35M14S</meta:editing-duration>
    <meta:editing-cycles>2</meta:editing-cycles>
    <meta:generator>LibreOffice/3.3$Win32 LibreOffice_project/330m19$Build-8</meta:generator>
    <meta:document-statistic meta:object-count="9"/>
  </office:meta>
</office:document-meta>
</file>